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07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4.808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percentage-style style:name="N10011" number:language="es" number:country="E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466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466cm" style:writing-mode="pag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Percent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11">
      <style:table-cell-properties style:rotation-align="none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6">
      <style:table-cell-properties style:rotation-align="non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00">
      <style:table-cell-properties style:rotation-align="non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10">
      <style:table-cell-properties style:rotation-align="none"/>
    </style:style>
    <style:style style:name="ce14" style:family="table-cell" style:parent-style-name="Default" style:data-style-name="N110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cio Interoperabil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Actividad</text:p>
          </table:table-cell>
          <table:table-cell office:value-type="string">
            <text:p>Horas</text:p>
          </table:table-cell>
          <table:table-cell office:value-type="string">
            <text:p>Tarifa</text:p>
          </table:table-cell>
          <table:table-cell office:value-type="string">
            <text:p>Importe (sin IVA, sin CG)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reación/adaptación de procedimientos</text:p>
          </table:table-cell>
          <table:table-cell table:style-name="ce7"/>
          <table:table-cell table:style-name="ce10" office:value-type="float" office:value="45">
            <text:p>45,00 €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" office:value-type="string">
            <text:p>Incidencia técnica - Adaptación de S. Oracle - Integración de parámetros con CMDB</text:p>
          </table:table-cell>
          <table:table-cell table:style-name="ce7" office:value-type="float" office:value="2">
            <text:p>2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3]*[.C3]" office:value-type="float" office:value="90">
            <text:p>90,0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ulta técnica - Adaptación de S. Oracle - Integración de parámetros con CMDB</text:p>
          </table:table-cell>
          <table:table-cell table:style-name="ce7" office:value-type="float" office:value="2">
            <text:p>2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4]*[.C4]" office:value-type="float" office:value="90">
            <text:p>90,0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ja y sugerencia - Reutilizar de S. Oracle - Revisión</text:p>
          </table:table-cell>
          <table:table-cell table:style-name="ce7" office:value-type="float" office:value="0.5">
            <text:p>0,5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5]*[.C5]" office:value-type="float" office:value="22.5">
            <text:p>22,5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blema - Reutilizar de S. Oracle - Revisión</text:p>
          </table:table-cell>
          <table:table-cell table:style-name="ce7" office:value-type="float" office:value="0.5">
            <text:p>0,5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6]*[.C6]" office:value-type="float" office:value="22.5">
            <text:p>22,5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ar acceso al entorno de pruebas - Procedimiento nuevo, pendiente definición de Juan</text:p>
          </table:table-cell>
          <table:table-cell table:style-name="ce7" office:value-type="float" office:value="4">
            <text:p>4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7]*[.C7]" office:value-type="float" office:value="180">
            <text:p>180,0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mitir estado de integración - 1 fase con parámetro de CMDB</text:p>
          </table:table-cell>
          <table:table-cell table:style-name="ce7" office:value-type="float" office:value="1.5">
            <text:p>1,5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8]*[.C8]" office:value-type="float" office:value="67.5">
            <text:p>67,5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mitir juego datos de prueba, volumetría, datos - 1 fase con parámetro de CMDB (reutilizar anterior)</text:p>
          </table:table-cell>
          <table:table-cell table:style-name="ce7" office:value-type="float" office:value="0">
            <text:p>-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9]*[.C9]" office:value-type="float" office:value="0">
            <text:p>- € 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arga de configuración, reglas y diseño de servicio en entorno de PRUEBAS</text:p>
          </table:table-cell>
          <table:table-cell table:style-name="ce7"/>
          <table:table-cell table:style-name="ce10" office:value-type="float" office:value="45">
            <text:p>45,00 €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" office:value-type="string">
            <text:p>Configuración de usuarios y grupos</text:p>
          </table:table-cell>
          <table:table-cell table:style-name="ce7" office:value-type="float" office:value="2">
            <text:p>2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1]*[.C11]" office:value-type="float" office:value="90">
            <text:p>90,0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rga de configuración ad-hoc (operaciones, actividades, …)</text:p>
          </table:table-cell>
          <table:table-cell table:style-name="ce7" office:value-type="float" office:value="1.5">
            <text:p>1,5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2]*[.C12]" office:value-type="float" office:value="67.5">
            <text:p>67,5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rga de reglas de actuación</text:p>
          </table:table-cell>
          <table:table-cell table:style-name="ce7" office:value-type="float" office:value="2">
            <text:p>2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3]*[.C13]" office:value-type="float" office:value="90">
            <text:p>90,0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rga de datos de diseño del servicio</text:p>
          </table:table-cell>
          <table:table-cell table:style-name="ce7" office:value-type="float" office:value="1.5">
            <text:p>1,5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4]*[.C14]" office:value-type="float" office:value="67.5">
            <text:p>67,50 € 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arga de datos en CMDB (SW_Aplicación; Urgencia) del entorno de PRUEBAS</text:p>
          </table:table-cell>
          <table:table-cell table:style-name="ce7"/>
          <table:table-cell table:style-name="ce10" office:value-type="float" office:value="45">
            <text:p>45,00 €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" office:value-type="string">
            <text:p>Recogida de datos y normalización</text:p>
          </table:table-cell>
          <table:table-cell table:style-name="ce7" office:value-type="float" office:value="1">
            <text:p>1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6]*[.C16]" office:value-type="float" office:value="45">
            <text:p>45,00 € 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paración de scripts o carga manual</text:p>
          </table:table-cell>
          <table:table-cell table:style-name="ce7" office:value-type="float" office:value="1.5">
            <text:p>1,5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7]*[.C17]" office:value-type="float" office:value="67.5">
            <text:p>67,50 € 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ruebas</text:p>
          </table:table-cell>
          <table:table-cell table:style-name="ce7"/>
          <table:table-cell table:style-name="ce10" office:value-type="float" office:value="45">
            <text:p>45,00 € 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" office:value-type="string">
            <text:p>Ejecución de pruebas unitarias</text:p>
          </table:table-cell>
          <table:table-cell table:style-name="ce7" office:value-type="float" office:value="4">
            <text:p>4,00 <text:s text:c="3"/></text:p>
          </table:table-cell>
          <table:table-cell table:style-name="ce10" office:value-type="float" office:value="45">
            <text:p>45,00 € </text:p>
          </table:table-cell>
          <table:table-cell table:style-name="ce13" table:formula="of:=[.B19]*[.C19]" office:value-type="float" office:value="180">
            <text:p>180,00 € 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al</text:p>
          </table:table-cell>
          <table:table-cell table:style-name="ce8" table:formula="of:=SUM([.B2:.B19])" office:value-type="float" office:value="24">
            <text:p>24,00 <text:s text:c="3"/></text:p>
          </table:table-cell>
          <table:table-cell table:style-name="ce11"/>
          <table:table-cell table:style-name="ce14" table:formula="of:=SUM([.D2:.D19])" office:value-type="float" office:value="1080">
            <text:p>1.080,00 €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4"/>
          <table:table-cell table:number-columns-repeated="1020"/>
        </table:table-row>
        <table:table-row table:style-name="ro1">
          <table:table-cell/>
          <table:table-cell table:style-name="ce7"/>
          <table:table-cell table:style-name="ce10"/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'Servicio Interoperabilidad'.$C$1" table:expression="[.A1]*[.B1]"/>
      </table:named-expressions>
      <table:database-ranges>
        <table:database-range table:name="Tabla1" table:target-range-address="'Servicio Interoperabilidad'.A1:'Servicio Interoperabilidad'.D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10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0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000" number:language="es" number:country="ES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fill-character> </number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fill-character> </number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ES">
      <number:minutes number:style="long"/>
      <number:text>:</number:text>
      <number:seconds number:style="long"/>
    </number:time-style>
    <number:time-style style:name="N10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ES">
      <number:minutes number:style="long"/>
      <number:text>:</number:text>
      <number:seconds number:style="long" number:decimal-places="1"/>
    </number:time-style>
    <number:number-style style:name="N10134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Excel_20_Built-in_20_Comma" style:display-name="Excel Built-in Comma" style:family="table-cell" style:parent-style-name="Default" style:data-style-name="N106"/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000-00-00T11:53:35.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14-11-03T09:56:21</meta:creation-date>
    <dc:date>2014-11-03T11:54:12.96</dc:date>
    <meta:generator>LibreOffice/4.0.4.2$Windows_x86 LibreOffice_project/9e9821abd0ffdbc09cd8c52eaa574fa09eb08f2</meta:generator>
    <meta:editing-duration>P0D</meta:editing-duration>
    <meta:editing-cycles>1</meta:editing-cycles>
    <meta:document-statistic meta:table-count="1" meta:cell-count="7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